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059cm" svg:height="12cm" svg:x="2.5cm" svg:y="4cm">
          <text:p/>
        </draw:rect>
        <draw:frame draw:style-name="gr2" draw:text-style-name="P3" draw:layer="layout" svg:width="5.5cm" svg:height="1.452cm" svg:x="2.441cm" svg:y="4cm">
          <draw:text-box>
            <text:p text:style-name="P2"><text:span text:style-name="T1">Program</text:span></text:p>
          </draw:text-box>
        </draw:frame>
        <draw:line draw:style-name="gr3" draw:text-style-name="P4" draw:layer="layout" svg:x1="2.441cm" svg:y1="5cm" svg:x2="7.441cm" svg:y2="5cm">
          <text:p/>
        </draw:line>
        <draw:frame draw:style-name="gr4" draw:text-style-name="P5" draw:layer="layout" svg:width="5.559cm" svg:height="1.433cm" svg:x="2.441cm" svg:y="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2.441cm" svg:y1="6.5cm" svg:x2="7.441cm" svg:y2="6.5cm">
          <text:p/>
        </draw:line>
        <draw:frame draw:style-name="gr5" draw:text-style-name="P6" draw:layer="layout" svg:width="6.059cm" svg:height="9.293cm" svg:x="2.441cm" svg:y="6.5cm">
          <draw:text-box>
            <text:p text:style-name="P2"><text:span text:style-name="T3">+Program()</text:span></text:p>
            <text:p text:style-name="P2"><text:span text:style-name="T3">+Program(Program const&amp; <text:s/>otherprogram)</text:span></text:p>
            <text:p text:style-name="P2"><text:span text:style-name="T3">+Program (string const file)</text:span></text:p>
            <text:p text:style-name="P2"><text:span text:style-name="T3">+~Program()</text:span></text:p>
            <text:p text:style-name="P2"><text:span text:style-name="T3">+void addLine(Line * newline)</text:span></text:p>
            <text:p text:style-name="P2"><text:span text:style-name="T3">+int add_Line_at(Line *newline, int position)</text:span></text:p>
            <text:p text:style-name="P2"><text:span text:style-name="T3">+void Exchange_Line(int , int)</text:span></text:p>
            <text:p text:style-name="P2"><text:span text:style-name="T3">+void display()</text:span></text:p>
            <text:p text:style-name="P2"><text:span text:style-name="T3">+void delLine(int index)</text:span></text:p>
            <text:p text:style-name="P2"><text:span text:style-name="T3">+Line * findLine(int index)</text:span></text:p>
            <text:p text:style-name="P2"><text:span text:style-name="T3">+int size()</text:span></text:p>
            <text:p text:style-name="P2"><text:span text:style-name="T3">+t_Dep dependance(Instruction i1, Instruction i2)</text:span></text:p>
            <text:p text:style-name="P2"><text:span text:style-name="T3">+void inFile(string const filename)</text:span></text:p>
            <text:p text:style-name="P2"><text:span text:style-name="T3">+bool isEmpty()</text:span></text:p>
            <text:p text:style-name="P2"><text:span text:style-name="T3">+void <text:s/>comput_Function()</text:span></text:p>
            <text:p text:style-name="P2"><text:span text:style-name="T3">+int nbr_Func()</text:span></text:p>
            <text:p text:style-name="P2"><text:span text:style-name="T3">+Function <text:s/>get_Function(int )</text:span></text:p>
            <text:p text:style-name="P2"><text:span text:style-name="T3">+void flush()</text:span></text:p>
            <text:p text:style-name="P2"><text:span text:style-name="T3"/></text:p>
          </draw:text-box>
        </draw:frame>
        <draw:custom-shape draw:style-name="gr6" draw:text-style-name="P4" xml:id="id1" draw:id="id1" draw:layer="layout" svg:width="1cm" svg:height="1cm" svg:x="8.5cm" svg:y="6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5cm" svg:x2="8.5cm" svg:y2="5cm">
          <text:p/>
        </draw:line>
        <draw:line draw:style-name="gr3" draw:text-style-name="P4" draw:layer="layout" svg:x1="7cm" svg:y1="6.5cm" svg:x2="8.5cm" svg:y2="6.5cm">
          <text:p/>
        </draw:line>
        <draw:rect draw:style-name="gr1" draw:text-style-name="P1" draw:layer="layout" svg:width="5.559cm" svg:height="8cm" svg:x="12cm" svg:y="1.5cm">
          <text:p/>
        </draw:rect>
        <draw:frame draw:style-name="gr2" draw:text-style-name="P3" draw:layer="layout" svg:width="5.5cm" svg:height="1.452cm" svg:x="12cm" svg:y="1.5cm">
          <draw:text-box>
            <text:p text:style-name="P2"><text:span text:style-name="T1">Function</text:span></text:p>
          </draw:text-box>
        </draw:frame>
        <draw:line draw:style-name="gr3" draw:text-style-name="P4" draw:layer="layout" svg:x1="12cm" svg:y1="2.5cm" svg:x2="17cm" svg:y2="2.5cm">
          <text:p/>
        </draw:line>
        <draw:frame draw:style-name="gr4" draw:text-style-name="P5" draw:layer="layout" svg:width="5.559cm" svg:height="1.433cm" svg:x="12cm" svg:y="2.5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list &lt;Basic_block&gt; myBB</text:span></text:p>
          </draw:text-box>
        </draw:frame>
        <draw:line draw:style-name="gr3" draw:text-style-name="P4" draw:layer="layout" svg:x1="12cm" svg:y1="4cm" svg:x2="17cm" svg:y2="4cm">
          <text:p/>
        </draw:line>
        <draw:frame draw:style-name="gr5" draw:text-style-name="P6" xml:id="id2" draw:id="id2" draw:layer="layout" svg:width="6.059cm" svg:height="5.183cm" svg:x="12cm" svg:y="4cm">
          <draw:text-box>
            <text:p text:style-name="P2"><text:span text:style-name="T3">+Function()</text:span></text:p>
            <text:p text:style-name="P2"><text:span text:style-name="T3">+~Function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void comput_basic_block()</text:span></text:p>
            <text:p text:style-name="P2"><text:span text:style-name="T3">+int nbr_BB()</text:span></text:p>
            <text:p text:style-name="P2"><text:span text:style-name="T3">+Basic_block get_BB(int)</text:span></text:p>
          </draw:text-box>
        </draw:frame>
        <draw:line draw:style-name="gr3" draw:text-style-name="P4" draw:layer="layout" svg:x1="16.559cm" svg:y1="2.5cm" svg:x2="17.559cm" svg:y2="2.5cm">
          <text:p/>
        </draw:line>
        <draw:line draw:style-name="gr3" draw:text-style-name="P4" draw:layer="layout" svg:x1="16.559cm" svg:y1="4cm" svg:x2="17.559cm" svg:y2="4cm">
          <text:p/>
        </draw:line>
        <draw:rect draw:style-name="gr1" draw:text-style-name="P1" draw:layer="layout" svg:width="5.559cm" svg:height="7cm" svg:x="9.4cm" svg:y="10.3cm">
          <text:p/>
        </draw:rect>
        <draw:frame draw:style-name="gr2" draw:text-style-name="P3" xml:id="id4" draw:id="id4" draw:layer="layout" svg:width="5.5cm" svg:height="1.452cm" svg:x="9.4cm" svg:y="10.3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9.4cm" svg:y1="11.3cm" svg:x2="14.4cm" svg:y2="11.3cm">
          <text:p/>
        </draw:line>
        <draw:frame draw:style-name="gr4" draw:text-style-name="P5" draw:layer="layout" svg:width="5.559cm" svg:height="1.039cm" svg:x="9.4cm" svg:y="11.3cm">
          <draw:text-box>
            <text:p text:style-name="P2"><text:span text:style-name="T2">Node *_head</text:span></text:p>
            <text:p text:style-name="P2"><text:span text:style-name="T2">Node *_end</text:span></text:p>
          </draw:text-box>
        </draw:frame>
        <draw:line draw:style-name="gr3" draw:text-style-name="P4" draw:layer="layout" svg:x1="9.4cm" svg:y1="12.8cm" svg:x2="14.4cm" svg:y2="12.8cm">
          <text:p/>
        </draw:line>
        <draw:frame draw:style-name="gr5" draw:text-style-name="P6" draw:layer="layout" svg:width="6.059cm" svg:height="4.361cm" svg:x="9.3cm" svg:y="13.1cm">
          <draw:text-box>
            <text:p text:style-name="P2"><text:span text:style-name="T3">+Basic_block()</text:span></text:p>
            <text:p text:style-name="P2"><text:span text:style-name="T3">+~Basic_block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bool isLabeled()</text:span></text:p>
          </draw:text-box>
        </draw:frame>
        <draw:line draw:style-name="gr3" draw:text-style-name="P4" draw:layer="layout" svg:x1="13.959cm" svg:y1="11.3cm" svg:x2="14.959cm" svg:y2="11.3cm">
          <text:p/>
        </draw:line>
        <draw:line draw:style-name="gr3" draw:text-style-name="P4" draw:layer="layout" svg:x1="13.959cm" svg:y1="12.8cm" svg:x2="14.959cm" svg:y2="12.8cm">
          <text:p/>
        </draw:line>
        <draw:connector draw:style-name="gr3" draw:text-style-name="P4" draw:layer="layout" svg:x1="9.5cm" svg:y1="7cm" svg:x2="12cm" svg:y2="6.591cm" draw:start-shape="id1" draw:start-glue-point="7" draw:end-shape="id2" svg:d="m9500 7000h1251v-409h1249">
          <text:p/>
        </draw:connector>
        <draw:custom-shape draw:style-name="gr6" draw:text-style-name="P4" xml:id="id3" draw:id="id3" draw:layer="layout" svg:width="1cm" svg:height="1cm" svg:x="16cm" svg:y="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6.5cm" svg:y1="10.5cm" svg:x2="14.9cm" svg:y2="11.026cm" draw:start-shape="id3" draw:start-glue-point="6" draw:end-shape="id4" svg:d="m16500 10500v526h-1600">
          <text:p/>
        </draw:connector>
        <draw:custom-shape draw:style-name="gr6" draw:text-style-name="P4" xml:id="id5" draw:id="id5" draw:layer="layout" svg:width="1cm" svg:height="1cm" svg:x="6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5cm" svg:y1="3.5cm" svg:x2="4cm" svg:y2="2.336cm" draw:start-shape="id5" draw:start-glue-point="4" draw:end-shape="id6" svg:d="m6500 3500v-1164h-2500">
          <text:p/>
        </draw:connector>
        <draw:frame draw:style-name="gr7" draw:text-style-name="P2" xml:id="id6" draw:id="id6" draw:layer="layout" svg:width="2.5cm" svg:height="1.673cm" svg:x="1.5cm" svg:y="1.5cm">
          <draw:text-box>
            <text:p text:style-name="P2">Node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initial-creator>Emel Hajjem</meta:initial-creator>
    <meta:creation-date>2011-05-08T19:42:18</meta:creation-date>
    <dc:date>2011-06-01T13:37:23</dc:date>
    <dc:language>fr-FR</dc:language>
    <meta:editing-cycles>8</meta:editing-cycles>
    <meta:editing-duration>PT26M15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